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298a9" officeooo:paragraph-rsid="000298a9"/>
    </style:style>
    <style:style style:name="P2" style:family="paragraph" style:parent-style-name="Standard">
      <style:text-properties fo:language="cs" fo:country="CZ" officeooo:rsid="00041f9e" officeooo:paragraph-rsid="00041f9e"/>
    </style:style>
    <style:style style:name="T1" style:family="text">
      <style:text-properties officeooo:rsid="00052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škvorky jsem si vybral protože jsem je dříve často hrával o přestávkách se spolužáky a přišlo mi to jako zajímavé téma projektu.</text:p>
      <text:p text:style-name="P1"/>
      <text:p text:style-name="P2">Program uživateli sdělí ovládání za běhu, <text:span text:style-name="T1">při remíze či výhře hrácě (nebo bota) program hráče upozorní a pozastaví se.</text:span></text:p>
      <text:p text:style-name="P2"/>
      <text:p text:style-name="P2">s programem jsem velký problém neměl, ale všiml jsem si že jsem často zapomínal středníky a že pole začínají od nuly a budu si na to tyto chyby dávat větší pozor.</text:p>
      <text:p text:style-name="P2"/>
      <text:p text:style-name="P2">řekl bych že program funguje dobře, žádné bugy jsem nenašel a řekl bych že bot hraje na dostatečné úrovni. Ze začátku jsem na bota nemyslel a v důsledku se m<text:span text:style-name="T1">ohou</text:span> části kódu <text:span text:style-name="T1">někomu</text:span> zdát nepřehledné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21:45:23.222000000</meta:creation-date>
    <dc:date>2022-06-14T22:17:00.143000000</dc:date>
    <meta:editing-duration>PT8M46S</meta:editing-duration>
    <meta:editing-cycles>1</meta:editing-cycles>
    <meta:document-statistic meta:table-count="0" meta:image-count="0" meta:object-count="0" meta:page-count="1" meta:paragraph-count="4" meta:word-count="107" meta:character-count="607" meta:non-whitespace-character-count="504"/>
    <meta:generator>LibreOffice/7.2.5.2$Windows_X86_64 LibreOffice_project/499f9727c189e6ef3471021d6132d4c694f357e5</meta:generator>
  </office:meta>
</office:document-meta>
</file>